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51442" officeooo:paragraph-rsid="00051442" style:font-weight-asian="bold" style:font-weight-complex="bold"/>
    </style:style>
    <style:style style:name="P2" style:family="paragraph" style:parent-style-name="Standard">
      <style:text-properties fo:font-weight="normal" officeooo:rsid="00051442" officeooo:paragraph-rsid="00051442" style:font-weight-asian="normal" style:font-weight-complex="normal"/>
    </style:style>
    <style:style style:name="P3" style:family="paragraph" style:parent-style-name="Standard">
      <style:text-properties fo:font-weight="bold" officeooo:rsid="000937cb" officeooo:paragraph-rsid="000937cb" style:font-weight-asian="bold" style:font-weight-complex="bold"/>
    </style:style>
    <style:style style:name="P4" style:family="paragraph" style:parent-style-name="Standard">
      <style:text-properties fo:font-weight="normal" officeooo:rsid="000937cb" officeooo:paragraph-rsid="000937cb" style:font-weight-asian="normal" style:font-weight-complex="normal"/>
    </style:style>
    <style:style style:name="T1" style:family="text">
      <style:text-properties officeooo:rsid="00061562"/>
    </style:style>
    <style:style style:name="T2" style:family="text">
      <style:text-properties officeooo:rsid="0006a004"/>
    </style:style>
    <style:style style:name="T3" style:family="text">
      <style:text-properties officeooo:rsid="0007f2e3"/>
    </style:style>
    <style:style style:name="T4" style:family="text">
      <style:text-properties fo:font-weight="normal" style:font-weight-asian="normal" style:font-weight-complex="normal"/>
    </style:style>
    <style:style style:name="T5" style:family="text">
      <style:text-properties officeooo:rsid="000968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ificial Intelligence &amp; Creativity: A Manifesto for Collaboration</text:p>
      <text:p text:style-name="P2"><text:tab/>The manifesto “Artificial Intelligence &amp; Creativity: A Manifesto for Collaboration” by Florent Vinchon, Todd Lubart, Sabrina Bartolotta, et al speculates on how humans can work creatively alongside AI and attempts to lay out a set of rules to facilitate that. They begin by reviewing the history of generative models. They then highlight how a study they cite showed that people who write documents as a part of their job showed better quality when using AI. This include but are not limited to programmers, marketers, and data analysts. They then present how they prompted Midjourney, Dall-E, and ChatGPT to generate things related to humans and AI collaborating creatively. <text:span text:style-name="T1">Finally, they lay out their framework for use of AI in the creative process. The laws generative models should follow are no plagiarism, no harmful content, collaborate instead of compete, and disclose that the content was generated.</text:span></text:p>
      <text:p text:style-name="P2"><text:tab/><text:span text:style-name="T1">I think this “manifesto” presents the right ideas but in the wrong ways. AI, like every piece of software, is a tool that creatives will be able to harness to realize their creative vision. This piece of writing focuses on generative AI based on direct human prompts, but fails to mention how this technology has more powerful and more focused applications. A good example of this would be Photoshop’s magic wand tool, which now uses diffusion models to make to tool more powerful and seamless. An artist armed with an entire suite of tools like this which are focused and specific will be far more capable than an executive with a Midjourney window open. I also feel the article is personifying </text:span><text:span text:style-name="T2">prompt-based </text:span><text:span text:style-name="T1">generative model</text:span><text:span text:style-name="T2">s like ChatGPT and Midjourney, using language suggesting that they are entities rather than tools. We don’t talk about “collaborating” with Google Search, we use it. That being said, the four laws they laid out are great on paper. However, no company will put such limitations on their software unless they are made to legally or financially, and the current leadership of the United States of America has expressed extreme disinterest in regulating the industry. </text:span><text:span text:style-name="T3">Pandora’s box has been opened and we are not fast enough to stop it.</text:span></text:p>
      <text:p text:style-name="P2"/>
      <text:p text:style-name="P3">Response 1:</text:p>
      <text:p text:style-name="P3"><text:tab/><text:span text:style-name="T4">Hi Jie. As a computer science major, I very much appreciate your connection between the article and your experience in data science. I think the example you used about video games and academic performance is great for illustrating the differences between correlation and causation and how easy it is to confuse the two. I also agree with your point about the article being too dismissive of personal experiences. In fact, I find that is the case with most of the articles from this website. Data and objectivity is essential to making informed decisions, the experiences of individuals are often incredibly helpful when looking for specifics data alone might miss.</text:span></text:p>
      <text:p text:style-name="P4"/>
      <text:p text:style-name="P3">Response 2:</text:p>
      <text:p text:style-name="P4"><text:tab/><text:span text:style-name="T5">Hi Lenya. I heavily relate to your reflection on how your mindset affects your life. I have struggled with comparing myself to others for most of my life and I can attest to how much it can sap your motivation and happiness. I really liked your point about motivation from within feeling more peaceful. I am really stubborn, so when someone tells me to do something, its a lot harder to accomplish it than if I were to tell myself to do it. Building a more positive mindset can feel like a never-ending battle, but I can attest that I am far happier than I was in high school due to a less negative minds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2T20:02:16.202163788</meta:creation-date>
    <dc:date>2025-06-12T20:53:29.936444592</dc:date>
    <meta:editing-duration>PT28M12S</meta:editing-duration>
    <meta:editing-cycles>4</meta:editing-cycles>
    <meta:generator>LibreOffice/25.2.4.3$Linux_X86_64 LibreOffice_project/520$Build-3</meta:generator>
    <meta:document-statistic meta:table-count="0" meta:image-count="0" meta:object-count="0" meta:page-count="1" meta:paragraph-count="7" meta:word-count="592" meta:character-count="3530" meta:non-whitespace-character-count="2941"/>
  </office:meta>
</office:document-meta>
</file>